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84f" officeooo:paragraph-rsid="001c7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Routers operate at which layer of the OSI model?</text:p>
      <text:p text:style-name="P1"><text:s text:c="6"/>(A)physical</text:p>
      <text:p text:style-name="P1"><text:s text:c="6"/>(B)transport</text:p>
      <text:p text:style-name="P1"><text:s text:c="6"/>(C)network</text:p>
      <text:p text:style-name="P1"><text:s text:c="6"/>(D)MAC sublayer of the data link layer</text:p>
      <text:p text:style-name="P1"><text:s text:c="2"/>Ans: (C)network</text:p>
      <text:p text:style-name="P1"/>
      <text:p text:style-name="P1">2.What are the Three common types of computer Networks?</text:p>
      <text:p text:style-name="P1"><text:s text:c="6"/>(A)ROM, MAN,LAN</text:p>
      <text:p text:style-name="P1"><text:s text:c="6"/>(B)RAM,WAN,LAN</text:p>
      <text:p text:style-name="P1"><text:s text:c="6"/>(C)MAN,LAN,WAN</text:p>
      <text:p text:style-name="P1"><text:s text:c="6"/>(D)NONE OF THE ABOVE</text:p>
      <text:p text:style-name="P1">Ans: (C)MAN,LAN,WAN</text:p>
      <text:p text:style-name="P1"/>
      <text:p text:style-name="P1">3.Multipoint topology is</text:p>
      <text:p text:style-name="P1"><text:s text:c="6"/>(A)Bus</text:p>
      <text:p text:style-name="P1"><text:s text:c="6"/>(B)Star</text:p>
      <text:p text:style-name="P1"><text:s text:c="6"/>(C)Mesh</text:p>
      <text:p text:style-name="P1"><text:s text:c="6"/>(D)Ring</text:p>
      <text:p text:style-name="P1">(A)Bus</text:p>
      <text:p text:style-name="P1"/>
      <text:p text:style-name="P1">4.What is/are the major role/s of Data Link Layer (DLL) in an OSI model?</text:p>
      <text:p text:style-name="P1">(A)Detection &amp; Correction of transmission errors</text:p>
      <text:p text:style-name="P1">(B)Provision of data flow control to prevent DTE from overburdening</text:p>
      <text:p text:style-name="P1">(C)Identification of various devices on the network</text:p>
      <text:p text:style-name="P1">(D)Generation of a frame for easy data transfer</text:p>
      <text:p text:style-name="P1"><text:s text:c="6"/>(a)A, B, C &amp; D</text:p>
      <text:p text:style-name="P1"><text:s text:c="6"/>(b)Only C</text:p>
      <text:p text:style-name="P1"><text:s text:c="6"/>(c)Only D</text:p>
      <text:p text:style-name="P1"><text:s text:c="6"/>(d)None of the above</text:p>
      <text:p text:style-name="P1">Ans:(a)A, B, C &amp; D</text:p>
      <text:p text:style-name="P1"/>
      <text:p text:style-name="P1">5.In TCP, sending and receiving data is done as</text:p>
      <text:p text:style-name="P1"><text:s text:c="6"/>(a)Stream of bytes</text:p>
      <text:p text:style-name="P1"><text:s text:c="6"/>(b)Sequence of characters</text:p>
      <text:p text:style-name="P1"><text:s text:c="6"/>(c)Lines of data</text:p>
      <text:p text:style-name="P1"><text:s text:c="6"/>(d)Packets</text:p>
      <text:p text:style-name="P1">Ans:(A) Stream of bytes</text:p>
      <text:p text:style-name="P1"/>
      <text:p text:style-name="P1">6.Network layer at source is responsible for creating a packet from data coming</text:p>
      <text:p text:style-name="P1">from another</text:p>
      <text:p text:style-name="P1"><text:s text:c="6"/>(a)Station</text:p>
      <text:p text:style-name="P1"><text:s text:c="6"/>(b)Link</text:p>
      <text:p text:style-name="P1"><text:s text:c="6"/>(c)Node</text:p>
      <text:p text:style-name="P1"><text:s text:c="6"/>(d)Protocol</text:p>
      <text:p text:style-name="P1">Ans:(d)Protocol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FTP server listens for connection on port number</text:p>
      <text:p text:style-name="P1"><text:s text:c="6"/>(a) 20</text:p>
      <text:p text:style-name="P1"><text:s text:c="6"/>(b) 21</text:p>
      <text:p text:style-name="P1"><text:s text:c="6"/>(c) 22</text:p>
      <text:p text:style-name="P1"><text:s text:c="6"/>(d) 23</text:p>
      <text:p text:style-name="P1">Ans:(b).21</text:p>
      <text:p text:style-name="P1"/>
      <text:p text:style-name="P1">8.Each LAN type has its own strategy in sending of</text:p>
      <text:p text:style-name="P1"><text:s text:c="6"/>(a)Bits</text:p>
      <text:p text:style-name="P1"><text:s text:c="6"/>(b)Bytes</text:p>
      <text:p text:style-name="P1"><text:s text:c="6"/>(c)Data</text:p>
      <text:p text:style-name="P1"><text:s text:c="6"/>(d)Frames</text:p>
      <text:p text:style-name="P1">Ans:(a)Bits</text:p>
      <text:p text:style-name="P1"/>
      <text:p text:style-name="P1">9.HDLC protocol connect</text:p>
      <text:p text:style-name="P1"><text:s text:c="6"/>(a)point to point series devices</text:p>
      <text:p text:style-name="P1"><text:s text:c="6"/>(b)point to point parallel devices</text:p>
      <text:p text:style-name="P1"><text:s text:c="6"/>(c)Point to point serial devices</text:p>
      <text:p text:style-name="P1"><text:s text:c="6"/>(d)None of the above</text:p>
      <text:p text:style-name="P1">Ans:(c)Point to point serial devices</text:p>
      <text:p text:style-name="P1"/>
      <text:p text:style-name="P1">10.Addresses of classes A, B and C are</text:p>
      <text:p text:style-name="P1"><text:s text:c="6"/>(a)Multicast</text:p>
      <text:p text:style-name="P1"><text:s text:c="6"/>(b)Reserved</text:p>
      <text:p text:style-name="P1"><text:s text:c="6"/>(c)Unicast</text:p>
      <text:p text:style-name="P1"><text:s text:c="6"/>(d)All of the above</text:p>
      <text:p text:style-name="P1">Ans:(c)Unicast</text:p>
      <text:p text:style-name="P1"/>
      <text:p text:style-name="P1">11.Routing Information Protocol (RIP) cannot have more than 15 hops if infinity is defined as</text:p>
      <text:p text:style-name="P1"><text:s text:c="6"/>(a)13</text:p>
      <text:p text:style-name="P1"><text:s text:c="6"/>(b)14</text:p>
      <text:p text:style-name="P1"><text:s text:c="6"/>(c)15</text:p>
      <text:p text:style-name="P1"><text:s text:c="6"/>(d)16</text:p>
      <text:p text:style-name="P1">Ans:(d)16</text:p>
      <text:p text:style-name="P1"/>
      <text:p text:style-name="P1">12.Switching in Internet is done by using datagram approach to packet switching at the</text:p>
      <text:p text:style-name="P1"><text:s text:c="6"/>(a)network layer</text:p>
      <text:p text:style-name="P1"><text:s text:c="6"/>(b)application layer</text:p>
      <text:p text:style-name="P1"><text:s text:c="6"/>(c)data link layer</text:p>
      <text:p text:style-name="P1"><text:s text:c="6"/>(d)physical layer.</text:p>
      <text:p text:style-name="P1">Ans:(a)network layer</text:p>
      <text:p text:style-name="P1"/>
      <text:p text:style-name="P1">13. Number of phases in the handshaking protocol?</text:p>
      <text:p text:style-name="P1"><text:s text:c="6"/>(a) 2</text:p>
      <text:p text:style-name="P1"><text:s text:c="6"/>(b) 3</text:p>
      <text:p text:style-name="P1"><text:s text:c="6"/>(c) 4</text:p>
      <text:p text:style-name="P1"><text:s text:c="6"/>(d) 5</text:p>
      <text:p text:style-name="P1">Ans:(c) 4</text:p>
      <text:p text:style-name="P1"/>
      <text:p text:style-name="P1"/>
      <text:p text:style-name="P1"/>
      <text:p text:style-name="P1"/>
      <text:p text:style-name="P1"><text:soft-page-break/>14.The protocol data unit(PDU) for the application layer in the Internet stack is</text:p>
      <text:p text:style-name="P1"><text:s text:c="8"/>(A) Segment</text:p>
      <text:p text:style-name="P1"><text:s text:c="8"/>(B) Datagram</text:p>
      <text:p text:style-name="P1"><text:s text:c="8"/>(C) Message</text:p>
      <text:p text:style-name="P1"><text:s text:c="8"/>(D) Frame</text:p>
      <text:p text:style-name="P1">Ans:(C)Message</text:p>
      <text:p text:style-name="P1"/>
      <text:p text:style-name="P1">15.Packets of the same session may be routed through different paths in:</text:p>
      <text:p text:style-name="P1"><text:s text:c="8"/>(a) TCP, but not UDP</text:p>
      <text:p text:style-name="P1"><text:s text:c="8"/>(b) TCP and UDP</text:p>
      <text:p text:style-name="P1"><text:s text:c="8"/>(c) UDP, but not TCP</text:p>
      <text:p text:style-name="P1"><text:s text:c="8"/>(d) Neither TCP nor UDP</text:p>
      <text:p text:style-name="P1">Ans:(b)TCP and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1:22:03.240544504</meta:creation-date>
    <dc:date>2018-11-15T21:29:42.956257111</dc:date>
    <meta:editing-duration>PT7M40S</meta:editing-duration>
    <meta:editing-cycles>1</meta:editing-cycles>
    <meta:document-statistic meta:table-count="0" meta:image-count="0" meta:object-count="0" meta:page-count="3" meta:paragraph-count="95" meta:word-count="348" meta:character-count="2484" meta:non-whitespace-character-count="1853"/>
    <meta:generator>LibreOffice/5.1.6.2$Linux_X86_64 LibreOffice_project/10m0$Build-2</meta:generator>
  </office:meta>
</office:document-meta>
</file>